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0.405cm"/>
    </style:style>
    <style:style style:name="gr4" style:family="graphic" style:parent-style-name="standard">
      <style:graphic-properties draw:stroke="none" svg:stroke-color="#000000" draw:fill="none" draw:fill-color="#ffffff" draw:textarea-horizontal-align="left" draw:auto-grow-height="true" draw:auto-grow-width="false" fo:min-height="6.755cm" fo:min-width="1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006b6b" draw:textarea-horizontal-align="center" draw:textarea-vertical-align="middle"/>
    </style:style>
    <style:style style:name="gr7" style:family="graphic" style:parent-style-name="standard">
      <style:graphic-properties draw:marker-start="Arrow" draw:marker-start-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8.954cm" fo:min-width="16.5cm"/>
    </style:style>
    <style:style style:name="gr9" style:family="graphic" style:parent-style-name="standard">
      <style:graphic-properties draw:stroke="none" svg:stroke-color="#000000" draw:fill="none" draw:fill-color="#ffffff" draw:textarea-horizontal-align="left" draw:auto-grow-height="true" draw:auto-grow-width="true" fo:min-height="6.84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71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47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386cm" fo:min-width="0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3.646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27.145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1pt" style:font-size-asian="11pt" style:font-size-complex="11pt"/>
    </style:style>
    <style:style style:name="P4" style:family="paragraph">
      <style:text-properties fo:font-size="12pt" style:font-size-asian="12pt" style:font-size-complex="12pt"/>
    </style:style>
    <style:style style:name="P5" style:family="paragraph">
      <style:text-properties fo:font-size="11pt" style:font-size-asian="11pt" style:font-size-complex="11pt"/>
    </style:style>
    <style:style style:name="P6" style:family="paragraph">
      <style:paragraph-properties fo:margin-left="0cm" fo:margin-right="0cm" fo:text-indent="0cm" style:text-autospace="none"/>
    </style:style>
    <style:style style:name="P7" style:family="paragraph">
      <style:paragraph-properties fo:margin-left="0cm" fo:margin-right="0cm" fo:text-indent="0cm"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 style:family="text">
      <style:text-properties fo:font-size="11pt" style:font-size-asian="11pt" style:font-size-complex="11pt"/>
    </style:style>
    <style:style style:name="T2" style:family="text">
      <style:text-properties style:use-window-font-color="true" style:text-outline="false" style:text-line-through-style="none" fo:font-family="Arial" style:font-family-generic="roman" style:font-pitch="variable" fo:font-size="11pt" fo:language="zxx" fo:country="none" fo:font-style="normal" fo:text-shadow="none" style:text-underline-style="none" fo:font-weight="normal" style:letter-kerning="true" style:font-family-asian="'Lucida Sans Unicode'"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style>
    <style:style style:name="T3" style:family="text">
      <style:text-properties style:text-position="super 58%" fo:font-size="11pt" style:font-size-asian="11pt" style:font-size-complex="11pt"/>
    </style:style>
    <style:style style:name="T4" style:family="text">
      <style:text-properties fo:color="#000000" style:text-outline="false" style:text-line-through-style="none" fo:font-family="Arial" style:font-family-generic="swiss" style:font-pitch="variable" fo:font-size="11pt" fo:font-style="normal" fo:text-shadow="none" style:text-underline-style="none" fo:font-weight="normal" style:letter-kerning="true" style:font-family-asian="'Courier New'" style:font-family-generic-asian="modern" style:font-pitch-asian="fixed" style:font-size-asian="11pt" style:font-style-asian="normal" style:font-weight-asian="normal" style:font-family-complex="'Courier New'" style:font-family-generic-complex="modern" style:font-pitch-complex="fixed" style:font-size-complex="11pt" style:font-style-complex="normal" style:font-weight-complex="normal" style:text-emphasize="none" style:font-relief="none"/>
    </style:style>
    <style:style style:name="T5" style:family="text">
      <style:text-properties fo:color="#000000" style:text-outline="false" style:text-line-through-style="none" fo:font-family="'Courier New'" style:font-family-generic="modern" style:font-pitch="fixed" fo:font-size="11pt" fo:font-style="normal" fo:text-shadow="none" style:text-underline-style="none" fo:font-weight="bold" style:letter-kerning="true" style:font-family-asian="'Courier New'"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text-emphasize="none" style:font-relief="none"/>
    </style:style>
    <style:style style:name="T6" style:family="text">
      <style:text-properties fo:font-family="Arial" style:font-style-name="Regular" style:font-family-generic="swiss" style:font-pitch="variable" fo:font-size="11pt" style:font-family-asian="Arial" style:font-style-name-asian="Regular" style:font-family-generic-asian="swiss" style:font-pitch-asian="variable" style:font-size-asian="11pt" style:font-family-complex="Arial" style:font-style-name-complex="Regular" style:font-family-generic-complex="swiss" style:font-pitch-complex="variable" style:font-size-complex="11pt"/>
    </style:style>
    <style:style style:name="T7" style:family="text">
      <style:text-properties style:text-position="super 58%" fo:font-family="Arial" style:font-style-name="Regular" style:font-family-generic="swiss" style:font-pitch="variable" fo:font-size="11pt" style:font-family-asian="Arial" style:font-style-name-asian="Regular" style:font-family-generic-asian="swiss" style:font-pitch-asian="variable" style:font-size-asian="11pt" style:font-family-complex="Arial" style:font-style-name-complex="Regular" style:font-family-generic-complex="swiss" style:font-pitch-complex="variable" style:font-size-complex="11pt"/>
    </style:style>
    <style:style style:name="T8" style:family="text">
      <style:text-properties fo:color="#000000" style:text-outline="false" style:text-line-through-style="none" fo:font-family="Arial"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style>
    <style:style style:name="T9" style:family="text">
      <style:text-properties fo:color="#000000" style:text-outline="false" style:text-line-through-style="none" fo:font-family="Arial" style:font-style-name="Regular" style:font-family-generic="swiss" style:font-pitch="variable" fo:font-size="11pt" fo:font-style="normal" fo:text-shadow="none" style:text-underline-style="none" fo:font-weight="bold" style:letter-kerning="true" style:font-family-asian="Arial" style:font-style-name-asian="Regular" style:font-family-generic-asian="swiss" style:font-pitch-asian="variable" style:font-size-asian="11pt" style:font-style-asian="normal" style:font-weight-asian="bold" style:font-family-complex="Arial" style:font-style-name-complex="Regular" style:font-family-generic-complex="swiss" style:font-pitch-complex="variable" style:font-size-complex="11pt" style:font-style-complex="normal" style:font-weight-complex="bold"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cm" svg:y1="22cm" svg:x2="18cm" svg:y2="22cm">
          <text:p text:style-name="P2"/>
        </draw:line>
        <draw:rect draw:style-name="gr1" draw:text-style-name="P1" draw:layer="layout" svg:width="1.5cm" svg:height="1cm" svg:x="3.5cm" svg:y="21cm">
          <text:p text:style-name="P2"/>
        </draw:rect>
        <draw:rect draw:style-name="gr1" draw:text-style-name="P1" draw:layer="layout" svg:width="1.5cm" svg:height="2cm" svg:x="5cm" svg:y="20cm">
          <text:p text:style-name="P2"/>
        </draw:rect>
        <draw:line draw:style-name="gr1" draw:text-style-name="P1" draw:layer="layout" svg:x1="3.5cm" svg:y1="16cm" svg:x2="3.5cm" svg:y2="22cm">
          <text:p text:style-name="P2"/>
        </draw:line>
        <draw:rect draw:style-name="gr1" draw:text-style-name="P1" draw:layer="layout" svg:width="1.5cm" svg:height="3cm" svg:x="6.5cm" svg:y="19cm">
          <text:p text:style-name="P2"/>
        </draw:rect>
        <draw:line draw:style-name="gr1" draw:text-style-name="P1" draw:layer="layout" svg:x1="8cm" svg:y1="19cm" svg:x2="8cm" svg:y2="18.5cm">
          <text:p text:style-name="P2"/>
        </draw:line>
        <draw:line draw:style-name="gr1" draw:text-style-name="P1" draw:layer="layout" svg:x1="12.569cm" svg:y1="18.504cm" svg:x2="8.005cm" svg:y2="18.504cm">
          <text:p text:style-name="P2"/>
        </draw:line>
        <draw:line draw:style-name="gr1" draw:text-style-name="P1" draw:layer="layout" svg:x1="3.5cm" svg:y1="9cm" svg:x2="8cm" svg:y2="5.5cm">
          <text:p text:style-name="P2"/>
        </draw:line>
        <draw:line draw:style-name="gr1" draw:text-style-name="P1" draw:layer="layout" svg:x1="16.548cm" svg:y1="5cm" svg:x2="10cm" svg:y2="5cm">
          <text:p text:style-name="P2"/>
        </draw:line>
        <draw:line draw:style-name="gr1" draw:text-style-name="P1" draw:layer="layout" svg:x1="3.5cm" svg:y1="9cm" svg:x2="18cm" svg:y2="9cm">
          <text:p text:style-name="P2"/>
        </draw:line>
        <draw:line draw:style-name="gr1" draw:text-style-name="P1" draw:layer="layout" svg:x1="3.5cm" svg:y1="3cm" svg:x2="3.5cm" svg:y2="9cm">
          <text:p text:style-name="P2"/>
        </draw:line>
        <draw:line draw:style-name="gr1" draw:text-style-name="P1" draw:layer="layout" svg:x1="8cm" svg:y1="5.5cm" svg:x2="10cm" svg:y2="5cm">
          <text:p text:style-name="P2"/>
        </draw:line>
        <draw:line draw:style-name="gr1" draw:text-style-name="P1" draw:layer="layout" svg:x1="10cm" svg:y1="5.5cm" svg:x2="10cm" svg:y2="8.5cm">
          <text:p text:style-name="P2"/>
        </draw:line>
        <draw:line draw:style-name="gr1" draw:text-style-name="P1" draw:layer="layout" svg:x1="4.76cm" svg:y1="8.496cm" svg:x2="9.261cm" svg:y2="5.746cm">
          <text:p text:style-name="P2"/>
        </draw:line>
        <draw:line draw:style-name="gr1" draw:text-style-name="P1" draw:layer="layout" svg:x1="5.551cm" svg:y1="8.599cm" svg:x2="9.261cm" svg:y2="6.2cm">
          <text:p text:style-name="P2"/>
        </draw:line>
        <draw:line draw:style-name="gr1" draw:text-style-name="P1" draw:layer="layout" svg:x1="6.213cm" svg:y1="8.716cm" svg:x2="9.261cm" svg:y2="6.745cm">
          <text:p text:style-name="P2"/>
        </draw:line>
        <draw:line draw:style-name="gr1" draw:text-style-name="P1" draw:layer="layout" svg:x1="7.16cm" svg:y1="8.716cm" svg:x2="9.248cm" svg:y2="7.277cm">
          <text:p text:style-name="P2"/>
        </draw:line>
        <draw:line draw:style-name="gr1" draw:text-style-name="P1" draw:layer="layout" svg:x1="7.899cm" svg:y1="8.729cm" svg:x2="9.274cm" svg:y2="7.73cm">
          <text:p text:style-name="P2"/>
        </draw:line>
        <draw:line draw:style-name="gr1" draw:text-style-name="P1" draw:layer="layout" svg:x1="8.729cm" svg:y1="8.703cm" svg:x2="9.261cm" svg:y2="8.314cm">
          <text:p text:style-name="P2"/>
        </draw:line>
        <draw:frame draw:style-name="gr2" draw:layer="layout" svg:width="2.678cm" svg:height="0.963cm" svg:x="3.321cm" svg:y="2.244cm">
          <draw:text-box>
            <text:p text:style-name="P2">Velocity</text:p>
          </draw:text-box>
        </draw:frame>
        <draw:frame draw:style-name="gr2" draw:layer="layout" svg:width="4.058cm" svg:height="0.963cm" svg:x="11.479cm" svg:y="4.268cm">
          <draw:text-box>
            <text:p text:style-name="P2">Given speed</text:p>
          </draw:text-box>
        </draw:frame>
        <draw:frame draw:style-name="gr2" draw:layer="layout" svg:width="1.7cm" svg:height="0.963cm" svg:x="12.034cm" svg:y="9.196cm">
          <draw:text-box>
            <text:p text:style-name="P2">time</text:p>
          </draw:text-box>
        </draw:frame>
        <draw:frame draw:style-name="gr3" draw:text-style-name="P2" draw:layer="layout" svg:width="0.062cm" svg:height="1.204cm" svg:x="2.926cm" svg:y="11.05cm">
          <draw:text-box>
            <text:p text:style-name="P2"/>
          </draw:text-box>
        </draw:frame>
        <draw:frame draw:style-name="gr2" draw:layer="layout" svg:width="8.236cm" svg:height="0.963cm" svg:x="11.506cm" svg:y="5.327cm">
          <draw:text-box>
            <text:p text:style-name="P2">(say 350 steps/pixel period)</text:p>
          </draw:text-box>
        </draw:frame>
        <draw:frame draw:style-name="gr2" draw:layer="layout" svg:width="4.473cm" svg:height="0.963cm" svg:x="13.872cm" svg:y="9.204cm">
          <draw:text-box>
            <text:p text:style-name="P2">(pixel periods)</text:p>
          </draw:text-box>
        </draw:frame>
        <draw:frame draw:style-name="gr2" draw:layer="layout" svg:width="10.425cm" svg:height="0.963cm" svg:x="5.569cm" svg:y="1.139cm">
          <draw:text-box>
            <text:p text:style-name="P2">Calculating Extended Accelerations</text:p>
          </draw:text-box>
        </draw:frame>
        <draw:frame draw:style-name="gr4" draw:text-style-name="P3" draw:layer="layout" svg:width="17.5cm" svg:height="7.005cm" svg:x="2cm" svg:y="11.495cm">
          <draw:text-box>
            <text:p text:style-name="P2"><text:span text:style-name="T1">Assume the Acceleration profile (</text:span><text:span text:style-name="T2">nAccProfile[j]</text:span><text:span text:style-name="T1">) contains 100,200,300,400, etc. and the given</text:span></text:p>
            <text:p text:style-name="P2"><text:span text:style-name="T1">speed (given pixel2position – given pixel1position) from the CSV or SS calculation is 350.</text:span></text:p>
            <text:p text:style-name="P2"><text:span text:style-name="T1">For a 'normal' acceleration profile (where the motor accelerates in the minimum distance) the</text:span></text:p>
            <text:p text:style-name="P2"><text:span text:style-name="T1">above graph shows how we might like to accelerate, and the hatched area is the distance</text:span></text:p>
            <text:p text:style-name="P2"><text:span text:style-name="T1">travelled.</text:span></text:p>
            <text:p text:style-name="P2"><text:span text:style-name="T1"/></text:p>
            <text:p text:style-name="P2"><text:span text:style-name="T1">However, what we actually do is shown below:</text:span></text:p>
          </draw:text-box>
        </draw:frame>
        <draw:frame draw:style-name="gr5" draw:text-style-name="P4" draw:layer="layout" svg:width="0.502cm" svg:height="1.204cm" svg:x="13.5cm" svg:y="14.5cm">
          <draw:text-box>
            <text:p text:style-name="P2"/>
          </draw:text-box>
        </draw:frame>
        <draw:frame draw:style-name="gr2" draw:text-style-name="P5" draw:layer="layout" svg:width="18.214cm" svg:height="5.497cm" svg:x="2cm" svg:y="23cm">
          <draw:text-box>
            <text:p text:style-name="P2"><text:span text:style-name="T1">The shaded area is still the distance travelled, &amp; it is simply (&amp; precisely) the sum of the</text:span></text:p>
            <text:p text:style-name="P2"><text:span text:style-name="T1">steps in the acceleration profile. <text:s/>The runtime built table '</text:span><text:span text:style-name="T2">nAccProfileCumulative[SIZaccelPROFILES]</text:span><text:span text:style-name="T1">'</text:span></text:p>
            <text:p text:style-name="P2"><text:span text:style-name="T1">stores the acceleration distance covered for a given number of pixel periods.</text:span></text:p>
            <text:p text:style-name="P2"><text:span text:style-name="T1">In reality, the motor will still be accelerating during the 4</text:span><text:span text:style-name="T3">th</text:span><text:span text:style-name="T1"> period but we do not consider this </text:span></text:p>
            <text:p text:style-name="P2"><text:span text:style-name="T1">a part of the acceleration... this is the first of the 'prePIXzeroConstSpeedPixels'.</text:span></text:p>
            <text:p text:style-name="P2"><text:span text:style-name="T1"/></text:p>
            <text:p text:style-name="P2"><text:span text:style-name="T1">For motor M39 (X-axis) &amp; any other motors where the acceleration periods don't need to be</text:span></text:p>
            <text:p text:style-name="P2"><text:span text:style-name="T1">extended [because adjacent lines naturally stop/start in the same place], we find the Given speed, then</text:span></text:p>
            <text:p text:style-name="P2"><text:span text:style-name="T1">search through nAccProfile until the next element is &gt;= to this, and that is where we stop accelerating.</text:span></text:p>
            <text:p text:style-name="P2"><text:span text:style-name="T1"><text:s/></text:span><text:span text:style-name="T1">We then add or subtract (depending on the motor's direction) the acceleration distance [plus the </text:span></text:p>
            <text:p text:style-name="P2"><text:span text:style-name="T1">distance during the ConstSpeedPixels] from the given PixelZero position to calculate the stationary </text:span></text:p>
            <text:p text:style-name="P2"><text:span text:style-name="T1">start position.</text:span></text:p>
          </draw:text-box>
        </draw:frame>
        <draw:frame draw:style-name="gr2" draw:text-style-name="P5" draw:layer="layout" svg:width="1.15cm" svg:height="0.687cm" svg:x="2cm" svg:y="20.786cm">
          <draw:text-box>
            <text:p text:style-name="P2"><text:span text:style-name="T1">100</text:span></text:p>
          </draw:text-box>
        </draw:frame>
        <draw:frame draw:style-name="gr2" draw:text-style-name="P5" draw:layer="layout" svg:width="1.15cm" svg:height="0.687cm" svg:x="2cm" svg:y="19.687cm">
          <draw:text-box>
            <text:p text:style-name="P2"><text:span text:style-name="T1">200</text:span></text:p>
          </draw:text-box>
        </draw:frame>
        <draw:frame draw:style-name="gr2" draw:text-style-name="P5" draw:layer="layout" svg:width="1.15cm" svg:height="0.687cm" svg:x="2cm" svg:y="18.688cm">
          <draw:text-box>
            <text:p text:style-name="P2"><text:span text:style-name="T1">300</text:span></text:p>
          </draw:text-box>
        </draw:frame>
        <draw:frame draw:style-name="gr2" draw:text-style-name="P5" draw:layer="layout" svg:width="1.15cm" svg:height="0.687cm" svg:x="2cm" svg:y="7.387cm">
          <draw:text-box>
            <text:p text:style-name="P2"><text:span text:style-name="T1">100</text:span></text:p>
          </draw:text-box>
        </draw:frame>
        <draw:frame draw:style-name="gr2" draw:text-style-name="P5" draw:layer="layout" svg:width="1.15cm" svg:height="0.687cm" svg:x="2cm" svg:y="6.288cm">
          <draw:text-box>
            <text:p text:style-name="P2"><text:span text:style-name="T1">200</text:span></text:p>
          </draw:text-box>
        </draw:frame>
        <draw:frame draw:style-name="gr2" draw:text-style-name="P5" draw:layer="layout" svg:width="1.15cm" svg:height="0.687cm" svg:x="2cm" svg:y="5.289cm">
          <draw:text-box>
            <text:p text:style-name="P2"><text:span text:style-name="T1">300</text:span></text:p>
          </draw:text-box>
        </draw:frame>
      </draw:page>
      <draw:page draw:name="page2" draw:style-name="dp1" draw:master-page-name="Default">
        <office:forms form:automatic-focus="false" form:apply-design-mode="false"/>
        <draw:line draw:style-name="gr1" draw:text-style-name="P1" draw:layer="layout" svg:x1="3.5cm" svg:y1="9.7cm" svg:x2="18cm" svg:y2="9.7cm">
          <text:p text:style-name="P2"/>
        </draw:line>
        <draw:rect draw:style-name="gr1" draw:text-style-name="P1" draw:layer="layout" svg:width="1.5cm" svg:height="1cm" svg:x="3.5cm" svg:y="8.7cm">
          <text:p text:style-name="P2"/>
        </draw:rect>
        <draw:rect draw:style-name="gr1" draw:text-style-name="P1" draw:layer="layout" svg:width="1.5cm" svg:height="2cm" svg:x="5cm" svg:y="7.7cm">
          <text:p text:style-name="P2"/>
        </draw:rect>
        <draw:line draw:style-name="gr1" draw:text-style-name="P1" draw:layer="layout" svg:x1="3.5cm" svg:y1="3.7cm" svg:x2="3.5cm" svg:y2="9.7cm">
          <text:p text:style-name="P2"/>
        </draw:line>
        <draw:rect draw:style-name="gr1" draw:text-style-name="P1" draw:layer="layout" svg:width="1.5cm" svg:height="3cm" svg:x="6.5cm" svg:y="6.7cm">
          <text:p text:style-name="P2"/>
        </draw:rect>
        <draw:line draw:style-name="gr1" draw:text-style-name="P1" draw:layer="layout" svg:x1="9.5cm" svg:y1="6.7cm" svg:x2="9.5cm" svg:y2="6.2cm">
          <text:p text:style-name="P2"/>
        </draw:line>
        <draw:line draw:style-name="gr1" draw:text-style-name="P1" draw:layer="layout" svg:x1="14.069cm" svg:y1="6.204cm" svg:x2="9.505cm" svg:y2="6.204cm">
          <text:p text:style-name="P2"/>
        </draw:line>
        <draw:rect draw:style-name="gr1" draw:text-style-name="P1" draw:layer="layout" svg:width="1.5cm" svg:height="3cm" svg:x="6.5cm" svg:y="6.7cm">
          <text:p text:style-name="P2"/>
        </draw:rect>
        <draw:rect draw:style-name="gr6" draw:text-style-name="P1" draw:layer="layout" svg:width="1.5cm" svg:height="4cm" svg:x="8cm" svg:y="5.7cm">
          <text:p text:style-name="P2"/>
        </draw:rect>
        <draw:frame draw:style-name="gr2" draw:text-style-name="P5" draw:layer="layout" svg:width="15.801cm" svg:height="1.995cm" svg:x="2.87cm" svg:y="10.7cm">
          <draw:text-box>
            <text:p text:style-name="P2"><text:span text:style-name="T1">Note that smaller increases can be achieved by reducing the height of the darker shaded</text:span></text:p>
            <text:p text:style-name="P2"><text:span text:style-name="T1">bar, and moving it left by 1, 2, or 3 places if necessary (so as to stay within the motors'</text:span></text:p>
            <text:p text:style-name="P2"><text:span text:style-name="T1"><text:s/></text:span><text:span text:style-name="T1">acceleration profile)</text:span></text:p>
            <text:p text:style-name="P2"><text:span text:style-name="T1">E.G.</text:span></text:p>
          </draw:text-box>
        </draw:frame>
        <draw:line draw:style-name="gr1" draw:text-style-name="P1" draw:layer="layout" svg:x1="3.5cm" svg:y1="19.4cm" svg:x2="18cm" svg:y2="19.4cm">
          <text:p text:style-name="P2"/>
        </draw:line>
        <draw:rect draw:style-name="gr1" draw:text-style-name="P1" draw:layer="layout" svg:width="1.5cm" svg:height="1cm" svg:x="5cm" svg:y="18.4cm">
          <text:p text:style-name="P2"/>
        </draw:rect>
        <draw:rect draw:style-name="gr1" draw:text-style-name="P1" draw:layer="layout" svg:width="1.5cm" svg:height="2cm" svg:x="6.5cm" svg:y="17.4cm">
          <text:p text:style-name="P2"/>
        </draw:rect>
        <draw:line draw:style-name="gr1" draw:text-style-name="P1" draw:layer="layout" svg:x1="3.5cm" svg:y1="13.4cm" svg:x2="3.5cm" svg:y2="19.4cm">
          <text:p text:style-name="P2"/>
        </draw:line>
        <draw:line draw:style-name="gr1" draw:text-style-name="P1" draw:layer="layout" svg:x1="9.5cm" svg:y1="16.5cm" svg:x2="9.5cm" svg:y2="16cm">
          <text:p text:style-name="P2"/>
        </draw:line>
        <draw:line draw:style-name="gr1" draw:text-style-name="P1" draw:layer="layout" svg:x1="14.069cm" svg:y1="16.004cm" svg:x2="9.505cm" svg:y2="16.004cm">
          <text:p text:style-name="P2"/>
        </draw:line>
        <draw:rect draw:style-name="gr1" draw:text-style-name="P1" draw:layer="layout" svg:width="1.5cm" svg:height="3cm" svg:x="8cm" svg:y="16.4cm">
          <text:p text:style-name="P2"/>
        </draw:rect>
        <draw:line draw:style-name="gr1" draw:text-style-name="P1" draw:layer="layout" svg:x1="3.5cm" svg:y1="9.7cm" svg:x2="18cm" svg:y2="9.7cm">
          <text:p text:style-name="P2"/>
        </draw:line>
        <draw:rect draw:style-name="gr1" draw:text-style-name="P1" draw:layer="layout" svg:width="1.5cm" svg:height="1cm" svg:x="3.5cm" svg:y="8.7cm">
          <text:p text:style-name="P2"/>
        </draw:rect>
        <draw:rect draw:style-name="gr1" draw:text-style-name="P1" draw:layer="layout" svg:width="1.5cm" svg:height="2cm" svg:x="5cm" svg:y="7.7cm">
          <text:p text:style-name="P2"/>
        </draw:rect>
        <draw:line draw:style-name="gr1" draw:text-style-name="P1" draw:layer="layout" svg:x1="3.5cm" svg:y1="3.7cm" svg:x2="3.5cm" svg:y2="9.7cm">
          <text:p text:style-name="P2"/>
        </draw:line>
        <draw:rect draw:style-name="gr1" draw:text-style-name="P1" draw:layer="layout" svg:width="1.5cm" svg:height="3cm" svg:x="6.5cm" svg:y="6.7cm">
          <text:p text:style-name="P2"/>
        </draw:rect>
        <draw:line draw:style-name="gr1" draw:text-style-name="P1" draw:layer="layout" svg:x1="9.5cm" svg:y1="6.7cm" svg:x2="9.5cm" svg:y2="6.2cm">
          <text:p text:style-name="P2"/>
        </draw:line>
        <draw:line draw:style-name="gr1" draw:text-style-name="P1" draw:layer="layout" svg:x1="14.069cm" svg:y1="6.204cm" svg:x2="9.505cm" svg:y2="6.204cm">
          <text:p text:style-name="P2"/>
        </draw:line>
        <draw:rect draw:style-name="gr1" draw:text-style-name="P1" draw:layer="layout" svg:width="1.5cm" svg:height="3cm" svg:x="6.5cm" svg:y="6.7cm">
          <text:p text:style-name="P2"/>
        </draw:rect>
        <draw:rect draw:style-name="gr6" draw:text-style-name="P1" draw:layer="layout" svg:width="1.5cm" svg:height="4cm" svg:x="8cm" svg:y="5.7cm">
          <text:p text:style-name="P2"/>
        </draw:rect>
        <draw:rect draw:style-name="gr6" draw:text-style-name="P1" draw:layer="layout" svg:width="1.5cm" svg:height="0.4cm" svg:x="3.5cm" svg:y="19cm">
          <text:p text:style-name="P2"/>
        </draw:rect>
        <draw:line draw:style-name="gr1" draw:text-style-name="P1" draw:layer="layout" svg:x1="3.5cm" svg:y1="27.8cm" svg:x2="18cm" svg:y2="27.8cm">
          <text:p text:style-name="P2"/>
        </draw:line>
        <draw:rect draw:style-name="gr1" draw:text-style-name="P1" draw:layer="layout" svg:width="1.5cm" svg:height="1cm" svg:x="3.5cm" svg:y="26.8cm">
          <text:p text:style-name="P2"/>
        </draw:rect>
        <draw:rect draw:style-name="gr1" draw:text-style-name="P1" draw:layer="layout" svg:width="1.5cm" svg:height="2cm" svg:x="5cm" svg:y="25.8cm">
          <text:p text:style-name="P2"/>
        </draw:rect>
        <draw:line draw:style-name="gr1" draw:text-style-name="P1" draw:layer="layout" svg:x1="3.5cm" svg:y1="21.8cm" svg:x2="3.5cm" svg:y2="27.8cm">
          <text:p text:style-name="P2"/>
        </draw:line>
        <draw:line draw:style-name="gr1" draw:text-style-name="P1" draw:layer="layout" svg:x1="11cm" svg:y1="24.9cm" svg:x2="11cm" svg:y2="24.4cm">
          <text:p text:style-name="P2"/>
        </draw:line>
        <draw:line draw:style-name="gr1" draw:text-style-name="P1" draw:layer="layout" svg:x1="15.569cm" svg:y1="24.404cm" svg:x2="11.005cm" svg:y2="24.404cm">
          <text:p text:style-name="P2"/>
        </draw:line>
        <draw:rect draw:style-name="gr1" draw:text-style-name="P1" draw:layer="layout" svg:width="1.5cm" svg:height="3cm" svg:x="6.5cm" svg:y="24.8cm">
          <text:p text:style-name="P2"/>
        </draw:rect>
        <draw:rect draw:style-name="gr6" draw:text-style-name="P1" draw:layer="layout" svg:width="1.5cm" svg:height="4cm" svg:x="8cm" svg:y="23.8cm">
          <text:p text:style-name="P2"/>
        </draw:rect>
        <draw:rect draw:style-name="gr6" draw:text-style-name="P1" draw:layer="layout" svg:width="1.5cm" svg:height="4cm" svg:x="9.5cm" svg:y="23.8cm">
          <text:p text:style-name="P2"/>
        </draw:rect>
        <draw:frame draw:style-name="gr2" draw:text-style-name="P5" draw:layer="layout" svg:width="1.912cm" svg:height="0.687cm" svg:x="8.5cm" svg:y="21.9cm">
          <draw:text-box>
            <text:p text:style-name="P2"><text:span text:style-name="T1">Graph 5</text:span></text:p>
          </draw:text-box>
        </draw:frame>
        <draw:frame draw:style-name="gr2" draw:text-style-name="P5" draw:layer="layout" svg:width="7.026cm" svg:height="2.023cm" svg:x="11cm" svg:y="21.4cm">
          <draw:text-box>
            <text:p text:style-name="P2"><text:span text:style-name="T1">Max Distance is 2 * 4</text:span><text:span text:style-name="T3">th</text:span><text:span text:style-name="T1"> element.</text:span></text:p>
            <text:p text:style-name="P2"><text:span text:style-name="T1">To reduce this, make 4</text:span><text:span text:style-name="T3">th</text:span><text:span text:style-name="T1"> Bar smaller.</text:span></text:p>
            <text:p text:style-name="P2"><text:span text:style-name="T1">If it's then &lt; bars 1 to 3, move it to the</text:span></text:p>
            <text:p text:style-name="P2"><text:span text:style-name="T1">left of bars 1 to 3.</text:span></text:p>
          </draw:text-box>
        </draw:frame>
        <draw:frame draw:style-name="gr2" draw:layer="layout" svg:width="13.668cm" svg:height="0.687cm" svg:x="2.9cm" svg:y="20.3cm">
          <draw:text-box>
            <text:p text:style-name="P2"><text:span text:style-name="T1">A slightly larger increase in distance can achieved by adding two extra BARs</text:span></text:p>
          </draw:text-box>
        </draw:frame>
        <draw:frame draw:style-name="gr2" draw:text-style-name="P5" draw:layer="layout" svg:width="16.275cm" svg:height="1.995cm" svg:x="2.871cm" svg:y="1.501cm">
          <draw:text-box>
            <text:p text:style-name="P2"><text:span text:style-name="T1">If an adjacent line requires the motor to stop at a position further away from the Given Start</text:span></text:p>
            <text:p text:style-name="P2"><text:span text:style-name="T1">point than a 'normal' acceleration profile would leave us at, we must extend the acceleration</text:span></text:p>
            <text:p text:style-name="P2"><text:span text:style-name="T1">profile. A small increase in distance can achieved by adding an extra BAR – the maximum</text:span></text:p>
            <text:p text:style-name="P2"><text:span text:style-name="T1">this would allow is element 4 of nAccProfile[].</text:span></text:p>
          </draw:text-box>
        </draw:frame>
        <draw:frame draw:style-name="gr2" draw:text-style-name="P5" draw:layer="layout" svg:width="1.15cm" svg:height="0.687cm" svg:x="2cm" svg:y="18.087cm">
          <draw:text-box>
            <text:p text:style-name="P2"><text:span text:style-name="T1">100</text:span></text:p>
          </draw:text-box>
        </draw:frame>
        <draw:frame draw:style-name="gr2" draw:text-style-name="P5" draw:layer="layout" svg:width="1.15cm" svg:height="0.687cm" svg:x="2cm" svg:y="16.988cm">
          <draw:text-box>
            <text:p text:style-name="P2"><text:span text:style-name="T1">200</text:span></text:p>
          </draw:text-box>
        </draw:frame>
        <draw:frame draw:style-name="gr2" draw:text-style-name="P5" draw:layer="layout" svg:width="1.15cm" svg:height="0.687cm" svg:x="2cm" svg:y="15.989cm">
          <draw:text-box>
            <text:p text:style-name="P2"><text:span text:style-name="T1">300</text:span></text:p>
          </draw:text-box>
        </draw:frame>
        <draw:frame draw:style-name="gr2" draw:text-style-name="P5" draw:layer="layout" svg:width="1.15cm" svg:height="0.687cm" svg:x="2cm" svg:y="26.587cm">
          <draw:text-box>
            <text:p text:style-name="P2"><text:span text:style-name="T1">100</text:span></text:p>
          </draw:text-box>
        </draw:frame>
        <draw:frame draw:style-name="gr2" draw:text-style-name="P5" draw:layer="layout" svg:width="1.15cm" svg:height="0.687cm" svg:x="2cm" svg:y="25.488cm">
          <draw:text-box>
            <text:p text:style-name="P2"><text:span text:style-name="T1">200</text:span></text:p>
          </draw:text-box>
        </draw:frame>
        <draw:frame draw:style-name="gr2" draw:text-style-name="P5" draw:layer="layout" svg:width="1.15cm" svg:height="0.687cm" svg:x="2cm" svg:y="24.489cm">
          <draw:text-box>
            <text:p text:style-name="P2"><text:span text:style-name="T1">300</text:span></text:p>
          </draw:text-box>
        </draw:frame>
        <draw:frame draw:style-name="gr2" draw:text-style-name="P5" draw:layer="layout" svg:width="1.15cm" svg:height="0.687cm" svg:x="2cm" svg:y="8.487cm">
          <draw:text-box>
            <text:p text:style-name="P2"><text:span text:style-name="T1">100</text:span></text:p>
          </draw:text-box>
        </draw:frame>
        <draw:frame draw:style-name="gr2" draw:text-style-name="P5" draw:layer="layout" svg:width="1.15cm" svg:height="0.687cm" svg:x="2cm" svg:y="7.388cm">
          <draw:text-box>
            <text:p text:style-name="P2"><text:span text:style-name="T1">200</text:span></text:p>
          </draw:text-box>
        </draw:frame>
        <draw:frame draw:style-name="gr2" draw:text-style-name="P5" draw:layer="layout" svg:width="1.15cm" svg:height="0.687cm" svg:x="2cm" svg:y="6.389cm">
          <draw:text-box>
            <text:p text:style-name="P2"><text:span text:style-name="T1">300</text:span></text:p>
          </draw:text-box>
        </draw:frame>
        <draw:frame draw:style-name="gr2" draw:text-style-name="P5" draw:layer="layout" svg:width="1.15cm" svg:height="0.687cm" svg:x="2cm" svg:y="5.49cm">
          <draw:text-box>
            <text:p text:style-name="P2"><text:span text:style-name="T1">400</text:span></text:p>
          </draw:text-box>
        </draw:frame>
      </draw:page>
      <draw:page draw:name="page3" draw:style-name="dp1" draw:master-page-name="Default">
        <office:forms form:automatic-focus="false" form:apply-design-mode="false"/>
        <draw:line draw:style-name="gr1" draw:text-style-name="P1" draw:layer="layout" svg:x1="3.5cm" svg:y1="17.1cm" svg:x2="18cm" svg:y2="17.1cm">
          <text:p text:style-name="P2"/>
        </draw:line>
        <draw:rect draw:style-name="gr1" draw:text-style-name="P1" draw:layer="layout" svg:width="1.5cm" svg:height="1cm" svg:x="3.5cm" svg:y="16.1cm">
          <text:p text:style-name="P2"/>
        </draw:rect>
        <draw:rect draw:style-name="gr1" draw:text-style-name="P1" draw:layer="layout" svg:width="1.5cm" svg:height="2cm" svg:x="5cm" svg:y="15.1cm">
          <text:p text:style-name="P2"/>
        </draw:rect>
        <draw:line draw:style-name="gr1" draw:text-style-name="P1" draw:layer="layout" svg:x1="3.5cm" svg:y1="11.1cm" svg:x2="3.5cm" svg:y2="17.1cm">
          <text:p text:style-name="P2"/>
        </draw:line>
        <draw:line draw:style-name="gr1" draw:text-style-name="P1" draw:layer="layout" svg:x1="14cm" svg:y1="14.2cm" svg:x2="14cm" svg:y2="13.7cm">
          <text:p text:style-name="P2"/>
        </draw:line>
        <draw:line draw:style-name="gr1" draw:text-style-name="P1" draw:layer="layout" svg:x1="18.569cm" svg:y1="13.704cm" svg:x2="14.005cm" svg:y2="13.704cm">
          <text:p text:style-name="P2"/>
        </draw:line>
        <draw:rect draw:style-name="gr1" draw:text-style-name="P1" draw:layer="layout" svg:width="1.5cm" svg:height="3cm" svg:x="6.5cm" svg:y="14.1cm">
          <text:p text:style-name="P2"/>
        </draw:rect>
        <draw:rect draw:style-name="gr6" draw:text-style-name="P1" draw:layer="layout" svg:width="1.5cm" svg:height="4cm" svg:x="8cm" svg:y="13.1cm">
          <text:p text:style-name="P2"/>
        </draw:rect>
        <draw:rect draw:style-name="gr6" draw:text-style-name="P1" draw:layer="layout" svg:width="1.5cm" svg:height="4cm" svg:x="12.5cm" svg:y="13.1cm">
          <text:p text:style-name="P2"/>
        </draw:rect>
        <draw:rect draw:style-name="gr6" draw:text-style-name="P1" draw:layer="layout" svg:width="1.5cm" svg:height="4.9cm" svg:x="11cm" svg:y="12.2cm">
          <text:p text:style-name="P2"/>
        </draw:rect>
        <draw:rect draw:style-name="gr6" draw:text-style-name="P1" draw:layer="layout" svg:width="1.5cm" svg:height="4.9cm" svg:x="9.5cm" svg:y="12.2cm">
          <text:p text:style-name="P2"/>
        </draw:rect>
        <draw:frame draw:style-name="gr2" draw:text-style-name="P5" draw:layer="layout" svg:width="1.912cm" svg:height="0.687cm" svg:x="10cm" svg:y="10.9cm">
          <draw:text-box>
            <text:p text:style-name="P2"><text:span text:style-name="T1">Graph 7</text:span></text:p>
          </draw:text-box>
        </draw:frame>
        <draw:frame draw:style-name="gr2" draw:text-style-name="P5" draw:layer="layout" svg:width="17.761cm" svg:height="8.535cm" svg:x="2.354cm" svg:y="20.257cm">
          <draw:text-box>
            <text:p text:style-name="P2"><text:span text:style-name="T1">The strategy, for motors where the acceleration periods may need to be extended, is this:</text:span></text:p>
            <text:p text:style-name="P2"><text:span text:style-name="T1"/></text:p>
            <text:p text:style-name="P2"><text:span text:style-name="T1">For each line we do an initial pass to calculate the stationary start and stop positions that the line</text:span></text:p>
            <text:p text:style-name="P2"><text:span text:style-name="T1">would have if the acceleration periods did not need to be extended (this is the calculation described</text:span></text:p>
            <text:p text:style-name="P2"><text:span text:style-name="T1">at the bottom of page 1).</text:span></text:p>
            <text:p text:style-name="P2"><text:span text:style-name="T1"/></text:p>
            <text:p text:style-name="P2"><text:span text:style-name="T1">Then each line's end position is compared to the next line's start position and, if they're not the</text:span></text:p>
            <text:p text:style-name="P2"><text:span text:style-name="T1">same, one of them has it's position moved to make it the same. This adjustment has to be an</text:span></text:p>
            <text:p text:style-name="P2"><text:span text:style-name="T1">extension, and it is recorded in nAmountAddedToSpos or nAmountAddedToEndSpos.</text:span></text:p>
            <text:p text:style-name="P2"><text:span text:style-name="T1"/></text:p>
            <text:p text:style-name="P6"><text:span text:style-name="T2">Next, for lines that have been changed, the function CalcAddnalTPsReq() is called,and this is told</text:span></text:p>
            <text:p text:style-name="P6"><text:span text:style-name="T2">how much additional distance has been added. <text:s/>This function is also passed a pointer to the </text:span></text:p>
            <text:p text:style-name="P6"><text:span text:style-name="T2">Acceleration Profile and told how much of the profile has been 'used'. In other words, the lightly </text:span></text:p>
            <text:p text:style-name="P6"><text:span text:style-name="T2">shaded part of the profile is given. <text:s/>This function's primary job is to work out how many TimePeriods </text:span></text:p>
            <text:p text:style-name="P6"><text:span text:style-name="T2">the dark shaded part will require but, as it does that, it also returns the how much of the</text:span></text:p>
            <text:p text:style-name="P6"><text:span text:style-name="T2">Maximum Bar is used (in the variable 'nAmountOfMaxBarRemaining'). This figure will be used to</text:span></text:p>
            <text:p text:style-name="P6"><text:span text:style-name="T2">decide how far left the reduced Maximum Bar must be moved.</text:span></text:p>
            <text:p text:style-name="P6"><text:span text:style-name="T2"/></text:p>
            <text:p text:style-name="P6"><text:span text:style-name="T2">For extended Decelerations at the end of a line a similar procedure is used.</text:span></text:p>
          </draw:text-box>
        </draw:frame>
        <draw:line draw:style-name="gr1" draw:text-style-name="P1" draw:layer="layout" svg:x1="3.501cm" svg:y1="9.3cm" svg:x2="18.001cm" svg:y2="9.3cm">
          <text:p text:style-name="P2"/>
        </draw:line>
        <draw:rect draw:style-name="gr1" draw:text-style-name="P1" draw:layer="layout" svg:width="1.5cm" svg:height="1cm" svg:x="3.501cm" svg:y="8.3cm">
          <text:p text:style-name="P2"/>
        </draw:rect>
        <draw:rect draw:style-name="gr1" draw:text-style-name="P1" draw:layer="layout" svg:width="1.5cm" svg:height="2cm" svg:x="5.001cm" svg:y="7.3cm">
          <text:p text:style-name="P2"/>
        </draw:rect>
        <draw:line draw:style-name="gr1" draw:text-style-name="P1" draw:layer="layout" svg:x1="3.501cm" svg:y1="3.3cm" svg:x2="3.501cm" svg:y2="9.3cm">
          <text:p text:style-name="P2"/>
        </draw:line>
        <draw:line draw:style-name="gr1" draw:text-style-name="P1" draw:layer="layout" svg:x1="12.501cm" svg:y1="6.4cm" svg:x2="12.501cm" svg:y2="5.9cm">
          <text:p text:style-name="P2"/>
        </draw:line>
        <draw:line draw:style-name="gr1" draw:text-style-name="P1" draw:layer="layout" svg:x1="17.07cm" svg:y1="5.904cm" svg:x2="12.506cm" svg:y2="5.904cm">
          <text:p text:style-name="P2"/>
        </draw:line>
        <draw:rect draw:style-name="gr1" draw:text-style-name="P1" draw:layer="layout" svg:width="1.5cm" svg:height="3cm" svg:x="6.501cm" svg:y="6.3cm">
          <text:p text:style-name="P2"/>
        </draw:rect>
        <draw:rect draw:style-name="gr6" draw:text-style-name="P1" draw:layer="layout" svg:width="1.5cm" svg:height="4cm" svg:x="8.001cm" svg:y="5.3cm">
          <text:p text:style-name="P2"/>
        </draw:rect>
        <draw:rect draw:style-name="gr6" draw:text-style-name="P1" draw:layer="layout" svg:width="1.5cm" svg:height="4cm" svg:x="11.001cm" svg:y="5.3cm">
          <text:p text:style-name="P2"/>
        </draw:rect>
        <draw:rect draw:style-name="gr6" draw:text-style-name="P1" draw:layer="layout" svg:width="1.5cm" svg:height="4.9cm" svg:x="9.501cm" svg:y="4.4cm">
          <text:p text:style-name="P2"/>
        </draw:rect>
        <draw:frame draw:style-name="gr2" draw:text-style-name="P5" draw:layer="layout" svg:width="1.912cm" svg:height="0.687cm" svg:x="9.299cm" svg:y="3.287cm">
          <draw:text-box>
            <text:p text:style-name="P2"><text:span text:style-name="T1">Graph 6</text:span></text:p>
          </draw:text-box>
        </draw:frame>
        <draw:frame draw:style-name="gr2" draw:text-style-name="P5" draw:layer="layout" svg:width="7.026cm" svg:height="2.023cm" svg:x="11.39cm" svg:y="2.4cm">
          <draw:text-box>
            <text:p text:style-name="P2"><text:span text:style-name="T1">Max Distance is 2 * 4</text:span><text:span text:style-name="T3">th</text:span><text:span text:style-name="T1"> element + 5th.</text:span></text:p>
            <text:p text:style-name="P2"><text:span text:style-name="T1">To reduce this, make 5</text:span><text:span text:style-name="T3">th</text:span><text:span text:style-name="T1"> Bar smaller.</text:span></text:p>
            <text:p text:style-name="P2"><text:span text:style-name="T1">If it's then &lt; bars 1 to 4, move it to the</text:span></text:p>
            <text:p text:style-name="P2"><text:span text:style-name="T1">left of bars 1 to 4.</text:span></text:p>
          </draw:text-box>
        </draw:frame>
        <draw:frame draw:style-name="gr2" draw:text-style-name="P5" draw:layer="layout" svg:width="7.516cm" svg:height="1.587cm" svg:x="12.39cm" svg:y="10.601cm">
          <draw:text-box>
            <text:p text:style-name="P2"><text:span text:style-name="T1">Max Distance is 2 * 4</text:span><text:span text:style-name="T3">th</text:span><text:span text:style-name="T1"> element + 2 * 5th.</text:span></text:p>
            <text:p text:style-name="P2"><text:span text:style-name="T1">To reduce this, make 5</text:span><text:span text:style-name="T3">th</text:span><text:span text:style-name="T1"> Bar smaller.</text:span></text:p>
            <text:p text:style-name="P2"><text:span text:style-name="T1"/></text:p>
          </draw:text-box>
        </draw:frame>
        <draw:frame draw:style-name="gr2" draw:text-style-name="P5" draw:layer="layout" svg:width="15.539cm" svg:height="1.995cm" svg:x="3.591cm" svg:y="18.002cm">
          <draw:text-box>
            <text:p text:style-name="P2"><text:span text:style-name="T1">We'll identify the BAR to be made smaller with variable <text:s/>nOrigIndxOfBarToMakeSmaller</text:span></text:p>
            <text:p text:style-name="P2"><text:span text:style-name="T1">(Called Orig[inal] because its position will change if it is reduced to &lt; the Bar to the left</text:span></text:p>
            <text:p text:style-name="P2"><text:span text:style-name="T1"><text:s/></text:span><text:span text:style-name="T1">of it)</text:span></text:p>
            <text:p text:style-name="P2"><text:span text:style-name="T1"/></text:p>
          </draw:text-box>
        </draw:frame>
        <draw:frame draw:style-name="gr2" draw:text-style-name="P5" draw:layer="layout" svg:width="1.15cm" svg:height="0.687cm" svg:x="2cm" svg:y="8.487cm">
          <draw:text-box>
            <text:p text:style-name="P2"><text:span text:style-name="T1">100</text:span></text:p>
          </draw:text-box>
        </draw:frame>
        <draw:frame draw:style-name="gr2" draw:text-style-name="P5" draw:layer="layout" svg:width="1.15cm" svg:height="0.687cm" svg:x="2cm" svg:y="7.388cm">
          <draw:text-box>
            <text:p text:style-name="P2"><text:span text:style-name="T1">200</text:span></text:p>
          </draw:text-box>
        </draw:frame>
        <draw:frame draw:style-name="gr2" draw:text-style-name="P5" draw:layer="layout" svg:width="1.15cm" svg:height="0.687cm" svg:x="2cm" svg:y="6.389cm">
          <draw:text-box>
            <text:p text:style-name="P2"><text:span text:style-name="T1">300</text:span></text:p>
          </draw:text-box>
        </draw:frame>
        <draw:frame draw:style-name="gr2" draw:text-style-name="P5" draw:layer="layout" svg:width="1.15cm" svg:height="0.687cm" svg:x="2cm" svg:y="5.49cm">
          <draw:text-box>
            <text:p text:style-name="P2"><text:span text:style-name="T1">400</text:span></text:p>
          </draw:text-box>
        </draw:frame>
        <draw:frame draw:style-name="gr2" draw:text-style-name="P5" draw:layer="layout" svg:width="1.15cm" svg:height="0.687cm" svg:x="2cm" svg:y="15.787cm">
          <draw:text-box>
            <text:p text:style-name="P2"><text:span text:style-name="T1">100</text:span></text:p>
          </draw:text-box>
        </draw:frame>
        <draw:frame draw:style-name="gr2" draw:text-style-name="P5" draw:layer="layout" svg:width="1.15cm" svg:height="0.687cm" svg:x="2cm" svg:y="14.688cm">
          <draw:text-box>
            <text:p text:style-name="P2"><text:span text:style-name="T1">200</text:span></text:p>
          </draw:text-box>
        </draw:frame>
        <draw:frame draw:style-name="gr2" draw:text-style-name="P5" draw:layer="layout" svg:width="1.15cm" svg:height="0.687cm" svg:x="2cm" svg:y="13.689cm">
          <draw:text-box>
            <text:p text:style-name="P2"><text:span text:style-name="T1">300</text:span></text:p>
          </draw:text-box>
        </draw:frame>
        <draw:frame draw:style-name="gr2" draw:text-style-name="P5" draw:layer="layout" svg:width="1.15cm" svg:height="0.687cm" svg:x="2cm" svg:y="12.79cm">
          <draw:text-box>
            <text:p text:style-name="P2"><text:span text:style-name="T1">400</text:span></text:p>
          </draw:text-box>
        </draw:frame>
        <draw:frame draw:style-name="gr2" draw:text-style-name="P5" draw:layer="layout" svg:width="1.15cm" svg:height="0.687cm" svg:x="2cm" svg:y="11.891cm">
          <draw:text-box>
            <text:p text:style-name="P2"><text:span text:style-name="T1">500</text:span></text:p>
          </draw:text-box>
        </draw:frame>
      </draw:page>
      <draw:page draw:name="page4" draw:style-name="dp1" draw:master-page-name="Default">
        <office:forms form:automatic-focus="false" form:apply-design-mode="false"/>
        <draw:line draw:style-name="gr1" draw:text-style-name="P1" draw:layer="layout" svg:x1="3.501cm" svg:y1="12.2cm" svg:x2="18.001cm" svg:y2="12.2cm">
          <text:p text:style-name="P2"/>
        </draw:line>
        <draw:rect draw:style-name="gr1" draw:text-style-name="P1" draw:layer="layout" svg:width="1.5cm" svg:height="1cm" svg:x="17.001cm" svg:y="11.2cm">
          <text:p text:style-name="P2"/>
        </draw:rect>
        <draw:rect draw:style-name="gr1" draw:text-style-name="P1" draw:layer="layout" svg:width="1.5cm" svg:height="2cm" svg:x="15.501cm" svg:y="10.2cm">
          <text:p text:style-name="P2"/>
        </draw:rect>
        <draw:line draw:style-name="gr1" draw:text-style-name="P1" draw:layer="layout" svg:x1="3.501cm" svg:y1="6.2cm" svg:x2="3.501cm" svg:y2="12.2cm">
          <text:p text:style-name="P2"/>
        </draw:line>
        <draw:line draw:style-name="gr1" draw:text-style-name="P1" draw:layer="layout" svg:x1="7.97cm" svg:y1="8.804cm" svg:x2="3.406cm" svg:y2="8.804cm">
          <text:p text:style-name="P2"/>
        </draw:line>
        <draw:rect draw:style-name="gr1" draw:text-style-name="P1" draw:layer="layout" svg:width="1.5cm" svg:height="3cm" svg:x="12.501cm" svg:y="9.2cm">
          <text:p text:style-name="P2"/>
        </draw:rect>
        <draw:rect draw:style-name="gr6" draw:text-style-name="P1" draw:layer="layout" svg:width="1.5cm" svg:height="4cm" svg:x="8.001cm" svg:y="8.2cm">
          <text:p text:style-name="P2"/>
        </draw:rect>
        <draw:rect draw:style-name="gr6" draw:text-style-name="P1" draw:layer="layout" svg:width="1.5cm" svg:height="4cm" svg:x="11.001cm" svg:y="8.2cm">
          <text:p text:style-name="P2"/>
        </draw:rect>
        <draw:rect draw:style-name="gr6" draw:text-style-name="P1" draw:layer="layout" svg:width="1.5cm" svg:height="4.9cm" svg:x="9.501cm" svg:y="7.3cm">
          <text:p text:style-name="P2"/>
        </draw:rect>
        <draw:rect draw:style-name="gr6" draw:text-style-name="P1" draw:layer="layout" svg:width="1.5cm" svg:height="2.6cm" svg:x="14.001cm" svg:y="9.6cm">
          <text:p text:style-name="P2"/>
        </draw:rect>
        <draw:frame draw:style-name="gr2" draw:text-style-name="P5" draw:layer="layout" svg:width="1.912cm" svg:height="0.687cm" svg:x="10.001cm" svg:y="6cm">
          <draw:text-box>
            <text:p text:style-name="P2"><text:span text:style-name="T1">Graph 8</text:span></text:p>
          </draw:text-box>
        </draw:frame>
        <draw:frame draw:style-name="gr2" draw:layer="layout" svg:width="16.885cm" svg:height="3.303cm" svg:x="2.9cm" svg:y="1.901cm">
          <draw:text-box>
            <text:p text:style-name="P2"><text:span text:style-name="T1">Graph 7 showed that up to 1800 steps could be added in 4 time periods (given our example</text:span></text:p>
            <text:p text:style-name="P2"><text:span text:style-name="T1">Acceleration profile, and assuming the Given Initial speed was 350). This consisted of 2 BARs</text:span></text:p>
            <text:p text:style-name="P2"><text:span text:style-name="T1">of 500 Steps, and 2 BARs of 400 Steps.</text:span></text:p>
            <text:p text:style-name="P2"><text:span text:style-name="T1"/></text:p>
            <text:p text:style-name="P2"><text:span text:style-name="T1">The following graph shows how we will decelerate if the deceleration has to be extended <text:s/>by </text:span></text:p>
            <text:p text:style-name="P2"><text:span text:style-name="T1">1550 Steps. Note this requires four additional time periods because 3 time periods would allow </text:span></text:p>
            <text:p text:style-name="P2"><text:span text:style-name="T1">additional movement of only 1300 Steps (2*400 plus 1*500).</text:span></text:p>
          </draw:text-box>
        </draw:frame>
        <draw:frame draw:style-name="gr2" draw:layer="layout" svg:width="16.83cm" svg:height="1.559cm" svg:x="2.901cm" svg:y="13.902cm">
          <draw:text-box>
            <text:p text:style-name="P2"><text:span text:style-name="T1">The joint maximum bar that would have been where the arrow is had to be reduced in size </text:span></text:p>
            <text:p text:style-name="P2"><text:span text:style-name="T1">to 250 because we didn't need to go 1800 steps. <text:s/>It was then moved right and fitted in between</text:span></text:p>
            <text:p text:style-name="P2"><text:span text:style-name="T1">the 300 and 200 steps of the normal deceleration profile.</text:span></text:p>
          </draw:text-box>
        </draw:frame>
        <draw:line draw:style-name="gr7" draw:text-style-name="P1" draw:layer="layout" svg:x1="11.2cm" svg:y1="8cm" svg:x2="12.2cm" svg:y2="7cm">
          <text:p text:style-name="P2"/>
        </draw:line>
        <draw:frame draw:style-name="gr2" draw:text-style-name="P5" draw:layer="layout" svg:width="1.15cm" svg:height="0.687cm" svg:x="2cm" svg:y="11.088cm">
          <draw:text-box>
            <text:p text:style-name="P2"><text:span text:style-name="T1">100</text:span></text:p>
          </draw:text-box>
        </draw:frame>
        <draw:frame draw:style-name="gr2" draw:text-style-name="P5" draw:layer="layout" svg:width="1.15cm" svg:height="0.687cm" svg:x="2cm" svg:y="9.989cm">
          <draw:text-box>
            <text:p text:style-name="P2"><text:span text:style-name="T1">200</text:span></text:p>
          </draw:text-box>
        </draw:frame>
        <draw:frame draw:style-name="gr2" draw:text-style-name="P5" draw:layer="layout" svg:width="1.15cm" svg:height="0.687cm" svg:x="2cm" svg:y="8.99cm">
          <draw:text-box>
            <text:p text:style-name="P2"><text:span text:style-name="T1">300</text:span></text:p>
          </draw:text-box>
        </draw:frame>
        <draw:frame draw:style-name="gr2" draw:text-style-name="P5" draw:layer="layout" svg:width="1.15cm" svg:height="0.687cm" svg:x="2cm" svg:y="8.091cm">
          <draw:text-box>
            <text:p text:style-name="P2"><text:span text:style-name="T1">400</text:span></text:p>
          </draw:text-box>
        </draw:frame>
        <draw:frame draw:style-name="gr2" draw:text-style-name="P5" draw:layer="layout" svg:width="1.15cm" svg:height="0.687cm" svg:x="2cm" svg:y="7.192cm">
          <draw:text-box>
            <text:p text:style-name="P2"><text:span text:style-name="T1">500</text:span></text:p>
          </draw:text-box>
        </draw:frame>
      </draw:page>
      <draw:page draw:name="page5" draw:style-name="dp1" draw:master-page-name="Default">
        <office:forms form:automatic-focus="false" form:apply-design-mode="false"/>
        <draw:line draw:style-name="gr1" draw:text-style-name="P1" draw:layer="layout" svg:x1="3.502cm" svg:y1="8.5cm" svg:x2="18.002cm" svg:y2="8.5cm">
          <text:p text:style-name="P2"/>
        </draw:line>
        <draw:rect draw:style-name="gr1" draw:text-style-name="P1" draw:layer="layout" svg:width="1.5cm" svg:height="1cm" svg:x="15.502cm" svg:y="7.5cm">
          <text:p text:style-name="P2"/>
        </draw:rect>
        <draw:rect draw:style-name="gr1" draw:text-style-name="P1" draw:layer="layout" svg:width="1.5cm" svg:height="2cm" svg:x="14.002cm" svg:y="6.5cm">
          <text:p text:style-name="P2"/>
        </draw:rect>
        <draw:line draw:style-name="gr1" draw:text-style-name="P1" draw:layer="layout" svg:x1="3.502cm" svg:y1="2.5cm" svg:x2="3.502cm" svg:y2="8.5cm">
          <text:p text:style-name="P2"/>
        </draw:line>
        <draw:rect draw:style-name="gr1" draw:text-style-name="P1" draw:layer="layout" svg:width="1.5cm" svg:height="3cm" svg:x="12.502cm" svg:y="5.5cm">
          <text:p text:style-name="P2"/>
        </draw:rect>
        <draw:rect draw:style-name="gr6" draw:text-style-name="P1" draw:layer="layout" svg:width="1.5cm" svg:height="4cm" svg:x="9.502cm" svg:y="4.5cm">
          <text:p text:style-name="P2"/>
        </draw:rect>
        <draw:frame draw:style-name="gr2" draw:text-style-name="P5" draw:layer="layout" svg:width="1.912cm" svg:height="0.687cm" svg:x="10.002cm" svg:y="2.3cm">
          <draw:text-box>
            <text:p text:style-name="P2"><text:span text:style-name="T1">Graph 9</text:span></text:p>
          </draw:text-box>
        </draw:frame>
        <draw:frame draw:style-name="gr2" draw:text-style-name="P5" draw:layer="layout" svg:width="1.15cm" svg:height="0.687cm" svg:x="2.001cm" svg:y="7.188cm">
          <draw:text-box>
            <text:p text:style-name="P2"><text:span text:style-name="T1">100</text:span></text:p>
          </draw:text-box>
        </draw:frame>
        <draw:frame draw:style-name="gr2" draw:text-style-name="P5" draw:layer="layout" svg:width="1.15cm" svg:height="0.687cm" svg:x="2.001cm" svg:y="6.089cm">
          <draw:text-box>
            <text:p text:style-name="P2"><text:span text:style-name="T1">200</text:span></text:p>
          </draw:text-box>
        </draw:frame>
        <draw:frame draw:style-name="gr2" draw:text-style-name="P5" draw:layer="layout" svg:width="1.15cm" svg:height="0.687cm" svg:x="2.001cm" svg:y="5.09cm">
          <draw:text-box>
            <text:p text:style-name="P2"><text:span text:style-name="T1">300</text:span></text:p>
          </draw:text-box>
        </draw:frame>
        <draw:frame draw:style-name="gr2" draw:text-style-name="P5" draw:layer="layout" svg:width="1.15cm" svg:height="0.687cm" svg:x="2.001cm" svg:y="4.191cm">
          <draw:text-box>
            <text:p text:style-name="P2"><text:span text:style-name="T1">400</text:span></text:p>
          </draw:text-box>
        </draw:frame>
        <draw:frame draw:style-name="gr2" draw:text-style-name="P5" draw:layer="layout" svg:width="1.15cm" svg:height="0.687cm" svg:x="2.001cm" svg:y="3.292cm">
          <draw:text-box>
            <text:p text:style-name="P2"><text:span text:style-name="T1">500</text:span></text:p>
          </draw:text-box>
        </draw:frame>
        <draw:frame draw:style-name="gr2" draw:layer="layout" svg:width="9.024cm" svg:height="0.963cm" svg:x="5.57cm" svg:y="1.14cm">
          <draw:text-box>
            <text:p text:style-name="P2">Calculating Fast Single Moves</text:p>
          </draw:text-box>
        </draw:frame>
        <draw:frame draw:style-name="gr8" draw:text-style-name="P3" draw:layer="layout" svg:width="17.5cm" svg:height="19.204cm" svg:x="2cm" svg:y="9.296cm">
          <draw:text-box>
            <text:p text:style-name="P2"><text:span text:style-name="T1">Note that, for the purposes of the following, the above graph is based on the assumption that the AccProfile file contains just 4 different speeds (i.e. maximum speed was reached).</text:span></text:p>
            <text:p text:style-name="P2"><text:span text:style-name="T1"/></text:p>
            <text:p text:style-name="P2"><text:span text:style-name="T1"/></text:p>
            <text:p text:style-name="P2"><text:span text:style-name="T1">The problem:</text:span></text:p>
            <text:p text:style-name="P2"><text:span text:style-name="T1"/></text:p>
            <text:p text:style-name="P2"><text:span text:style-name="T1">We want to move from being stationary at one point to being stationary at another point - more or less as quickly as possible. <text:s/>The area under the graph is therefore given, as is the fact that the first and last bars can be no greater than AccProfile[0].</text:span></text:p>
            <text:p text:style-name="P2"><text:span text:style-name="T1"/></text:p>
            <text:p text:style-name="P2"><text:span text:style-name="T1">We must accelerate the motor though zero or more of the AccProfile points, possibly keeping the speed constant at maximum speed for a while (i.e. if the total area of the pale blue steps are shorter than the required distance by at least the number of steps of the maximum speed), and then decelerate the motor again. <text:s/>The final dark shaded bar may be shifted left by 1, 2 or 3 positions depending on its size*.</text:span></text:p>
            <text:p text:style-name="P2"><text:span text:style-name="T1"/></text:p>
            <text:p text:style-name="P2"><text:span text:style-name="T1">As always, there are many alternative strategies possible. For example, instead of shifting the final bar left if it were, say 250, we could add a few more bars, e.g. 100,100,50. It may even be quicker <text:s/>to adopt this strategy (and probably easier too) because it avoids the processing time required to insert this dark bar somewhere in the deceleration curve (and without this insertion the deceleration timings won't need to be calculated either: they're just the acceleration timings in reverse. <text:s/>In fact, this is my preferred strategy, so forget the previous paragraph's last sentence*.</text:span></text:p>
            <text:p text:style-name="P2"><text:span text:style-name="T1"/></text:p>
            <text:p text:style-name="P2"><text:span text:style-name="T1">Let's consider how different </text:span></text:p>
            <text:p text:style-name="P2"><text:span text:style-name="T4"/></text:p>
            <text:p text:style-name="P2"><text:span text:style-name="T1">&lt;100</text:span><text:span text:style-name="T1"><text:tab/></text:span><text:span text:style-name="T1"> i.e &lt; AccProfile[0]. <text:s/>This number of steps can be performed in a Single Pixel <text:s text:c="35"/>Period. <text:s/>Well that's fine, but how do I generate the TC counts? <text:s/>Answer: Dunno... A <text:s text:c="25"/>special version of </text:span><text:span text:style-name="T5">ConvertJPMessageDataToTClargeSDarray()</text:span><text:span text:style-name="T4">perhaps?</text:span></text:p>
            <text:p text:style-name="P2"><text:span text:style-name="T4"/></text:p>
            <text:p text:style-name="P2"><text:span text:style-name="T4"><text:s text:c="12"/></text:span><text:span text:style-name="T4">Maybe the special version consists of making it process as if there is a line with a single <text:s text:c="17"/>movement in of x steps in (where x &lt; 100), combined with supplying a pointer to where it <text:s text:c="16"/>must store the TC values</text:span></text:p>
            <text:p text:style-name="P2"><text:span text:style-name="T4"/></text:p>
            <text:p text:style-name="P2"><text:span text:style-name="T4">100-399 <text:s text:c="5"/>TC counts have been generated when the <text:s/>AccProfile[] was received and processed.</text:span></text:p>
            <text:p text:style-name="P2"><text:span text:style-name="T4"><text:s text:c="11"/></text:span><text:span text:style-name="T4">We cannot use <text:s/>AccProfile[1] as 400 Steps must be moved to use this. <text:s/>The number of</text:span></text:p>
            <text:p text:style-name="P2"><text:span text:style-name="T4"><text:s text:c="11"/></text:span><text:span text:style-name="T4">Pixel Periods required are 1 (to follow AccProfile [0]) plus a variable number that is <text:s text:c="25"/>dependent on the remaining steps (0-299).</text:span></text:p>
            <text:p text:style-name="P2"><text:span text:style-name="T4"/></text:p>
            <text:p text:style-name="P2"><text:span text:style-name="T4"><text:s text:c="11"/></text:span><text:span text:style-name="T4">DivAnsr = div(FSMM_RS – DistanceCoveredByAccProfiles , <text:s/>AccProfile[0]);</text:span></text:p>
            <text:p text:style-name="P2"><text:span text:style-name="T4"><text:s text:c="11"/></text:span><text:span text:style-name="T4">bThereIsARemainder = DivAnsr.rem ? 1 : 0; </text:span></text:p>
            <text:p text:style-name="P2"><text:span text:style-name="T4"><text:s text:c="11"/></text:span><text:span text:style-name="T4">PixelPeriodsForRemainder =DivAnsr.quot + bThereIsARemainder;</text:span></text:p>
            <text:p text:style-name="P2"><text:span text:style-name="T4"/></text:p>
            <text:p text:style-name="P2"><text:span text:style-name="T4"><text:s text:c="10"/></text:span><text:span text:style-name="T4">If bThereIsARemainder, the special version of ConvertJP.. function must be called.</text:span></text:p>
          </draw:text-box>
        </draw:frame>
        <draw:rect draw:style-name="gr1" draw:text-style-name="P1" draw:layer="layout" svg:width="1.5cm" svg:height="3cm" svg:x="6.502cm" svg:y="5.5cm">
          <text:p text:style-name="P2"/>
        </draw:rect>
        <draw:rect draw:style-name="gr1" draw:text-style-name="P1" draw:layer="layout" svg:width="1.5cm" svg:height="2cm" svg:x="5.002cm" svg:y="6.5cm">
          <text:p text:style-name="P2"/>
        </draw:rect>
        <draw:rect draw:style-name="gr1" draw:text-style-name="P1" draw:layer="layout" svg:width="1.5cm" svg:height="1cm" svg:x="3.502cm" svg:y="7.5cm">
          <text:p text:style-name="P2"/>
        </draw:rect>
        <draw:rect draw:style-name="gr1" draw:text-style-name="P1" draw:layer="layout" svg:width="1.498cm" svg:height="4cm" svg:x="8.002cm" svg:y="4.5cm">
          <text:p text:style-name="P2"/>
        </draw:rect>
        <draw:rect draw:style-name="gr6" draw:text-style-name="P1" draw:layer="layout" svg:width="1.5cm" svg:height="4cm" svg:x="11.002cm" svg:y="4.5cm">
          <text:p text:style-name="P2"/>
        </draw:rect>
        <draw:rect draw:style-name="gr6" draw:text-style-name="P1" draw:layer="layout" svg:width="1.5cm" svg:height="0.5cm" svg:x="17.002cm" svg:y="8cm">
          <text:p text:style-name="P2"/>
        </draw:rect>
        <draw:frame draw:style-name="gr2" draw:text-style-name="P5" draw:layer="layout" svg:width="1.628cm" svg:height="0.687cm" svg:x="4.902cm" svg:y="3.501cm">
          <draw:text-box>
            <text:p text:style-name="P2"><text:span text:style-name="T1">State1</text:span></text:p>
          </draw:text-box>
        </draw:frame>
        <draw:frame draw:style-name="gr2" draw:text-style-name="P5" draw:layer="layout" svg:width="1.628cm" svg:height="0.687cm" svg:x="10.002cm" svg:y="3.501cm">
          <draw:text-box>
            <text:p text:style-name="P2"><text:span text:style-name="T1">State2</text:span></text:p>
          </draw:text-box>
        </draw:frame>
        <draw:frame draw:style-name="gr2" draw:text-style-name="P5" draw:layer="layout" svg:width="1.628cm" svg:height="0.687cm" svg:x="13.302cm" svg:y="3.501cm">
          <draw:text-box>
            <text:p text:style-name="P2"><text:span text:style-name="T1">State3</text:span></text:p>
          </draw:text-box>
        </draw:frame>
        <draw:frame draw:style-name="gr2" draw:text-style-name="P5" draw:layer="layout" svg:width="1.628cm" svg:height="0.687cm" svg:x="17.302cm" svg:y="3.501cm">
          <draw:text-box>
            <text:p text:style-name="P2"><text:span text:style-name="T1">State4</text:span></text:p>
          </draw:text-box>
        </draw:frame>
        <draw:frame draw:style-name="gr5" draw:layer="layout" svg:width="0.502cm" svg:height="1.204cm" svg:x="12.5cm" svg:y="13.5cm">
          <draw:text-box>
            <text:p text:style-name="P2"/>
          </draw:text-box>
        </draw:frame>
      </draw:page>
      <draw:page draw:name="page6" draw:style-name="dp1" draw:master-page-name="Default">
        <office:forms form:automatic-focus="false" form:apply-design-mode="false"/>
        <draw:frame draw:style-name="gr9" draw:text-style-name="P2" draw:layer="layout" svg:width="18.142cm" svg:height="8.099cm" svg:x="2.001cm" svg:y="1.403cm">
          <draw:text-box>
            <text:p text:style-name="P2"><text:span text:style-name="T1"/></text:p>
            <text:p text:style-name="P2"><text:span text:style-name="T1">OK how about this?</text:span></text:p>
            <text:p text:style-name="P2"><text:span text:style-name="T1"/></text:p>
            <text:p text:style-name="P2"><text:span text:style-name="T1">Calculate the sum of all AccProf elements &amp; double it. <text:s/>If </text:span><text:span text:style-name="T4">FSMM_RS is greater than OR EQUAL TO</text:span></text:p>
            <text:p text:style-name="P2"><text:span text:style-name="T4">this, go on to “Need State2s” (see Next page). <text:s/>[test 1]</text:span></text:p>
            <text:p text:style-name="P2"><text:span text:style-name="T1"/></text:p>
            <text:p text:style-name="P2"><text:span text:style-name="T1">Iterate <text:s/>through AccProf until adding the next element to the acceleration curve would mean</text:span></text:p>
            <text:p text:style-name="P2"><text:span text:style-name="T1">that twice the sum of all AccProfs until now PLUS the next element would be &gt; </text:span><text:span text:style-name="T4">FSMM_RS or until</text:span></text:p>
            <text:p text:style-name="P2"><text:span text:style-name="T4">the current element is the last element (in which case we can't look at the next one).</text:span></text:p>
            <text:p text:style-name="P2"><text:span text:style-name="T1">Store 2*</text:span><text:span text:style-name="T6">ΣAccProfsUnilNow minus AccProf[current], or just subtract this from </text:span><text:span text:style-name="T4">FSMM_RS</text:span><text:span text:style-name="T6"> to calculate</text:span></text:p>
            <text:p text:style-name="P2"><text:span text:style-name="T6"><text:s/></text:span><text:span text:style-name="T6">TheLeftOver.</text:span></text:p>
            <text:p text:style-name="P2"><text:span text:style-name="T1"/></text:p>
            <text:p text:style-name="P2"><text:span text:style-name="T1">Test 1 ensured that <text:s/>Noof State2 bars will be zero. Our movement profile will consist of accelerating up</text:span></text:p>
            <text:p text:style-name="P2"><text:span text:style-name="T1">to AccProfs[</text:span><text:span text:style-name="T4">current</text:span><text:span text:style-name="T1">], then immediately decelerating back down to AccProfs[0] (as indicated</text:span></text:p>
            <text:p text:style-name="P2"><text:span text:style-name="T1">by the Pale Blue part of the Graph below). <text:s/>We still need to move </text:span><text:span text:style-name="T6">TheLeftOver, and the last</text:span></text:p>
            <text:p text:style-name="P2"><text:span text:style-name="T6">paragraph on the preceding page shows how to do this. <text:s/>Note, TheLeftOver could be any amount</text:span></text:p>
            <text:p text:style-name="P2"><text:span text:style-name="T6">up to 699 in the following example</text:span></text:p>
            <text:p text:style-name="P2"><text:span text:style-name="T6"/></text:p>
          </draw:text-box>
        </draw:frame>
        <draw:line draw:style-name="gr1" draw:text-style-name="P1" draw:layer="layout" svg:x1="3.503cm" svg:y1="15.8cm" svg:x2="18.003cm" svg:y2="15.8cm">
          <text:p text:style-name="P2"/>
        </draw:line>
        <draw:rect draw:style-name="gr1" draw:text-style-name="P1" draw:layer="layout" svg:width="1.5cm" svg:height="1cm" svg:x="9.503cm" svg:y="14.8cm">
          <text:p text:style-name="P2"/>
        </draw:rect>
        <draw:rect draw:style-name="gr1" draw:text-style-name="P1" draw:layer="layout" svg:width="1.5cm" svg:height="2cm" svg:x="8.003cm" svg:y="13.8cm">
          <text:p text:style-name="P2"/>
        </draw:rect>
        <draw:line draw:style-name="gr1" draw:text-style-name="P1" draw:layer="layout" svg:x1="3.503cm" svg:y1="9.8cm" svg:x2="3.503cm" svg:y2="15.8cm">
          <text:p text:style-name="P2"/>
        </draw:line>
        <draw:frame draw:style-name="gr10" draw:text-style-name="P3" draw:layer="layout" svg:width="2.128cm" svg:height="0.721cm" svg:x="8.203cm" svg:y="9.3cm">
          <draw:text-box>
            <text:p text:style-name="P2"><text:span text:style-name="T1">Graph 10</text:span></text:p>
          </draw:text-box>
        </draw:frame>
        <draw:frame draw:style-name="gr10" draw:text-style-name="P3" draw:layer="layout" svg:width="1.15cm" svg:height="0.721cm" svg:x="2.002cm" svg:y="14.488cm">
          <draw:text-box>
            <text:p text:style-name="P2"><text:span text:style-name="T1">100</text:span></text:p>
          </draw:text-box>
        </draw:frame>
        <draw:frame draw:style-name="gr10" draw:text-style-name="P3" draw:layer="layout" svg:width="1.15cm" svg:height="0.721cm" svg:x="2.002cm" svg:y="13.389cm">
          <draw:text-box>
            <text:p text:style-name="P2"><text:span text:style-name="T1">200</text:span></text:p>
          </draw:text-box>
        </draw:frame>
        <draw:frame draw:style-name="gr10" draw:text-style-name="P3" draw:layer="layout" svg:width="1.15cm" svg:height="0.721cm" svg:x="2.002cm" svg:y="12.39cm">
          <draw:text-box>
            <text:p text:style-name="P2"><text:span text:style-name="T1">300</text:span></text:p>
          </draw:text-box>
        </draw:frame>
        <draw:frame draw:style-name="gr10" draw:text-style-name="P3" draw:layer="layout" svg:width="1.15cm" svg:height="0.721cm" svg:x="2.002cm" svg:y="11.491cm">
          <draw:text-box>
            <text:p text:style-name="P2"><text:span text:style-name="T1">400</text:span></text:p>
          </draw:text-box>
        </draw:frame>
        <draw:frame draw:style-name="gr11" draw:text-style-name="P3" draw:layer="layout" svg:width="1.15cm" svg:height="0.72cm" svg:x="2.002cm" svg:y="10.592cm">
          <draw:text-box>
            <text:p text:style-name="P2"><text:span text:style-name="T1">500</text:span></text:p>
          </draw:text-box>
        </draw:frame>
        <draw:rect draw:style-name="gr1" draw:text-style-name="P1" draw:layer="layout" svg:width="1.5cm" svg:height="3cm" svg:x="6.503cm" svg:y="12.8cm">
          <text:p text:style-name="P2"/>
        </draw:rect>
        <draw:rect draw:style-name="gr1" draw:text-style-name="P1" draw:layer="layout" svg:width="1.5cm" svg:height="2cm" svg:x="5.003cm" svg:y="13.8cm">
          <text:p text:style-name="P2"/>
        </draw:rect>
        <draw:rect draw:style-name="gr1" draw:text-style-name="P1" draw:layer="layout" svg:width="1.5cm" svg:height="1cm" svg:x="3.503cm" svg:y="14.8cm">
          <text:p text:style-name="P2"/>
        </draw:rect>
        <draw:rect draw:style-name="gr6" draw:text-style-name="P1" draw:layer="layout" svg:width="1.5cm" svg:height="0.5cm" svg:x="15.503cm" svg:y="15.3cm">
          <text:p text:style-name="P2"/>
        </draw:rect>
        <draw:frame draw:style-name="gr10" draw:text-style-name="P3" draw:layer="layout" svg:width="1.628cm" svg:height="0.721cm" svg:x="4.903cm" svg:y="10.801cm">
          <draw:text-box>
            <text:p text:style-name="P2"><text:span text:style-name="T1">State1</text:span></text:p>
          </draw:text-box>
        </draw:frame>
        <draw:frame draw:style-name="gr12" draw:text-style-name="P3" draw:layer="layout" svg:width="1.882cm" svg:height="1.636cm" svg:x="7.303cm" svg:y="10.001cm">
          <draw:text-box>
            <text:p text:style-name="P2"><text:span text:style-name="T1">Non-</text:span></text:p>
            <text:p text:style-name="P2"><text:span text:style-name="T1">Existent</text:span></text:p>
            <text:p text:style-name="P2"><text:span text:style-name="T1">State2</text:span></text:p>
          </draw:text-box>
        </draw:frame>
        <draw:frame draw:style-name="gr10" draw:text-style-name="P3" draw:layer="layout" svg:width="1.628cm" svg:height="0.721cm" svg:x="8.603cm" svg:y="11.901cm">
          <draw:text-box>
            <text:p text:style-name="P2"><text:span text:style-name="T1">State3</text:span></text:p>
          </draw:text-box>
        </draw:frame>
        <draw:frame draw:style-name="gr10" draw:text-style-name="P3" draw:layer="layout" svg:width="1.628cm" svg:height="0.721cm" svg:x="13.103cm" svg:y="10.801cm">
          <draw:text-box>
            <text:p text:style-name="P2"><text:span text:style-name="T1">State4</text:span></text:p>
          </draw:text-box>
        </draw:frame>
        <draw:rect draw:style-name="gr6" draw:text-style-name="P1" draw:layer="layout" svg:width="1.5cm" svg:height="1cm" svg:x="11.003cm" svg:y="14.8cm">
          <text:p text:style-name="P2"/>
        </draw:rect>
        <draw:line draw:style-name="gr13" draw:text-style-name="P1" draw:layer="layout" svg:x1="8cm" svg:y1="11.5cm" svg:x2="8cm" svg:y2="12.5cm">
          <text:p text:style-name="P2"/>
        </draw:line>
        <draw:rect draw:style-name="gr6" draw:text-style-name="P1" draw:layer="layout" svg:width="1.5cm" svg:height="1cm" svg:x="12.503cm" svg:y="14.8cm">
          <text:p text:style-name="P2"/>
        </draw:rect>
        <draw:rect draw:style-name="gr6" draw:text-style-name="P1" draw:layer="layout" svg:width="1.5cm" svg:height="1cm" svg:x="14.003cm" svg:y="14.8cm">
          <text:p text:style-name="P2"/>
        </draw:rect>
        <draw:line draw:style-name="gr1" draw:text-style-name="P1" draw:layer="layout" svg:x1="3.504cm" svg:y1="23.9cm" svg:x2="18.004cm" svg:y2="23.9cm">
          <text:p text:style-name="P2"/>
        </draw:line>
        <draw:rect draw:style-name="gr1" draw:text-style-name="P1" draw:layer="layout" svg:width="1.5cm" svg:height="1cm" svg:x="12.504cm" svg:y="22.9cm">
          <text:p text:style-name="P2"/>
        </draw:rect>
        <draw:rect draw:style-name="gr1" draw:text-style-name="P1" draw:layer="layout" svg:width="1.5cm" svg:height="4cm" svg:x="8.004cm" svg:y="19.9cm">
          <text:p text:style-name="P2"/>
        </draw:rect>
        <draw:line draw:style-name="gr1" draw:text-style-name="P1" draw:layer="layout" svg:x1="3.504cm" svg:y1="17.9cm" svg:x2="3.504cm" svg:y2="23.9cm">
          <text:p text:style-name="P2"/>
        </draw:line>
        <draw:frame draw:style-name="gr10" draw:text-style-name="P3" draw:layer="layout" svg:width="2.098cm" svg:height="0.721cm" svg:x="5.804cm" svg:y="17.4cm">
          <draw:text-box>
            <text:p text:style-name="P2"><text:span text:style-name="T1">Graph 11</text:span></text:p>
          </draw:text-box>
        </draw:frame>
        <draw:frame draw:style-name="gr11" draw:text-style-name="P3" draw:layer="layout" svg:width="1.15cm" svg:height="0.72cm" svg:x="2.003cm" svg:y="22.588cm">
          <draw:text-box>
            <text:p text:style-name="P2"><text:span text:style-name="T1">100</text:span></text:p>
          </draw:text-box>
        </draw:frame>
        <draw:frame draw:style-name="gr10" draw:text-style-name="P3" draw:layer="layout" svg:width="1.15cm" svg:height="0.721cm" svg:x="2.003cm" svg:y="21.489cm">
          <draw:text-box>
            <text:p text:style-name="P2"><text:span text:style-name="T1">200</text:span></text:p>
          </draw:text-box>
        </draw:frame>
        <draw:frame draw:style-name="gr10" draw:text-style-name="P3" draw:layer="layout" svg:width="1.15cm" svg:height="0.721cm" svg:x="2.003cm" svg:y="20.49cm">
          <draw:text-box>
            <text:p text:style-name="P2"><text:span text:style-name="T1">300</text:span></text:p>
          </draw:text-box>
        </draw:frame>
        <draw:frame draw:style-name="gr10" draw:text-style-name="P3" draw:layer="layout" svg:width="1.15cm" svg:height="0.721cm" svg:x="2.003cm" svg:y="19.591cm">
          <draw:text-box>
            <text:p text:style-name="P2"><text:span text:style-name="T1">400</text:span></text:p>
          </draw:text-box>
        </draw:frame>
        <draw:frame draw:style-name="gr10" draw:text-style-name="P3" draw:layer="layout" svg:width="1.15cm" svg:height="0.721cm" svg:x="2.003cm" svg:y="18.692cm">
          <draw:text-box>
            <text:p text:style-name="P2"><text:span text:style-name="T1">500</text:span></text:p>
          </draw:text-box>
        </draw:frame>
        <draw:rect draw:style-name="gr1" draw:text-style-name="P1" draw:layer="layout" svg:width="1.5cm" svg:height="3cm" svg:x="6.504cm" svg:y="20.9cm">
          <text:p text:style-name="P2"/>
        </draw:rect>
        <draw:rect draw:style-name="gr1" draw:text-style-name="P1" draw:layer="layout" svg:width="1.5cm" svg:height="2cm" svg:x="5.004cm" svg:y="21.9cm">
          <text:p text:style-name="P2"/>
        </draw:rect>
        <draw:rect draw:style-name="gr1" draw:text-style-name="P1" draw:layer="layout" svg:width="1.5cm" svg:height="1cm" svg:x="3.504cm" svg:y="22.9cm">
          <text:p text:style-name="P2"/>
        </draw:rect>
        <draw:frame draw:style-name="gr10" draw:text-style-name="P3" draw:layer="layout" svg:width="1.628cm" svg:height="0.721cm" svg:x="5.604cm" svg:y="18.901cm">
          <draw:text-box>
            <text:p text:style-name="P2"><text:span text:style-name="T1">State1</text:span></text:p>
          </draw:text-box>
        </draw:frame>
        <draw:frame draw:style-name="gr12" draw:text-style-name="P3" draw:layer="layout" svg:width="1.882cm" svg:height="1.636cm" svg:x="8.704cm" svg:y="16.801cm">
          <draw:text-box>
            <text:p text:style-name="P2"><text:span text:style-name="T1">Non-</text:span></text:p>
            <text:p text:style-name="P2"><text:span text:style-name="T1">Existent</text:span></text:p>
            <text:p text:style-name="P2"><text:span text:style-name="T1">State2</text:span></text:p>
          </draw:text-box>
        </draw:frame>
        <draw:frame draw:style-name="gr10" draw:text-style-name="P3" draw:layer="layout" svg:width="1.628cm" svg:height="0.721cm" svg:x="10.904cm" svg:y="20.001cm">
          <draw:text-box>
            <text:p text:style-name="P2"><text:span text:style-name="T1">State3</text:span></text:p>
          </draw:text-box>
        </draw:frame>
        <draw:frame draw:style-name="gr11" draw:text-style-name="P3" draw:layer="layout" svg:width="1.628cm" svg:height="0.72cm" svg:x="14.504cm" svg:y="20.801cm">
          <draw:text-box>
            <text:p text:style-name="P2"><text:span text:style-name="T1">State4</text:span></text:p>
          </draw:text-box>
        </draw:frame>
        <draw:line draw:style-name="gr13" draw:text-style-name="P1" draw:layer="layout" svg:x1="9.501cm" svg:y1="18.5cm" svg:x2="9.501cm" svg:y2="19.5cm">
          <text:p text:style-name="P2"/>
        </draw:line>
        <draw:rect draw:style-name="gr1" draw:text-style-name="P1" draw:layer="layout" svg:width="1.5cm" svg:height="2cm" svg:x="11.004cm" svg:y="21.9cm">
          <text:p text:style-name="P2"/>
        </draw:rect>
        <draw:rect draw:style-name="gr1" draw:text-style-name="P1" draw:layer="layout" svg:width="1.5cm" svg:height="3cm" svg:x="9.504cm" svg:y="20.9cm">
          <text:p text:style-name="P2"/>
        </draw:rect>
        <draw:frame draw:style-name="gr14" draw:text-style-name="P2" draw:layer="layout" svg:width="16.872cm" svg:height="3.896cm" svg:x="2.002cm" svg:y="24.604cm">
          <draw:text-box>
            <text:p text:style-name="P2"><text:span text:style-name="T6">Graph 11 shows how adding the 4</text:span><text:span text:style-name="T7">th</text:span><text:span text:style-name="T6"> AccProf element when accelerating adds 700 steps (in this </text:span></text:p>
            <text:p text:style-name="P2"><text:span text:style-name="T6">example). </text:span></text:p>
            <text:p text:style-name="P2"><text:span text:style-name="T6"/></text:p>
            <text:p text:style-name="P2"><text:span text:style-name="T6">State4 should be split in 2... the state where the pointer keeps getting set back to AccProf[0]'s</text:span></text:p>
            <text:p text:style-name="P2"><text:span text:style-name="T6">Expanded data (this happens </text:span><text:span text:style-name="T4">DivAnsr.quot times</text:span><text:span text:style-name="T6">), and the final part (which happens only if </text:span></text:p>
            <text:p text:style-name="P2"><text:span text:style-name="T4">bThereIsARemainder is True</text:span><text:span text:style-name="T6">).</text:span></text:p>
          </draw:text-box>
        </draw:frame>
      </draw:page>
      <draw:page draw:name="page7" draw:style-name="dp1" draw:master-page-name="Default">
        <office:forms form:automatic-focus="false" form:apply-design-mode="false"/>
        <draw:frame draw:style-name="gr15" draw:text-style-name="P2" draw:layer="layout" svg:width="18.621cm" svg:height="27.395cm" svg:x="1.379cm" svg:y="1.305cm">
          <draw:text-box>
            <text:p text:style-name="P2"><text:span text:style-name="T1"/></text:p>
            <text:p text:style-name="P2"><text:span text:style-name="T8">Need State2s</text:span></text:p>
            <text:p text:style-name="P2"><text:span text:style-name="T1"/></text:p>
            <text:p text:style-name="P2"><text:span text:style-name="T1">First consider the case when the sum of AccProf elements doubled is equal to</text:span><text:span text:style-name="T4"> FSMM_RS.</text:span></text:p>
            <text:p text:style-name="P2"><text:span text:style-name="T4"/></text:p>
            <text:p text:style-name="P2"><text:span text:style-name="T4">In fact don't do that... Having thought further about it all I'm having misgivings about this whole strategy.</text:span></text:p>
            <text:p text:style-name="P2"><text:span text:style-name="T4">... We're ending up with too many states, making the interrupt handler complex, and we also need a </text:span></text:p>
            <text:p text:style-name="P2"><text:span text:style-name="T4">whole table of pointers to where each bar starts in the the Expanded TC values in SDRAM (e.g. to find</text:span></text:p>
            <text:p text:style-name="P2"><text:span text:style-name="T4">where the Timer Value for the start of state 3 is)... &amp; Graph 10 lacks elegance!</text:span></text:p>
            <text:p text:style-name="P2"><text:span text:style-name="T4"/></text:p>
            <text:p text:style-name="P2"><text:span text:style-name="T9">Some ideas:</text:span></text:p>
            <text:p text:style-name="P2"><text:span text:style-name="T4"/></text:p>
            <text:p text:style-name="P2"><text:span text:style-name="T4">When I send the acceleration profile for a Fast Single Motor Move, I'll include the number of steps to </text:span></text:p>
            <text:p text:style-name="P2"><text:span text:style-name="T4">move, and not send a separate message for this.</text:span></text:p>
            <text:p text:style-name="P2"><text:span text:style-name="T4">Before the profile is expanded, a calculation similar in some ways to that described on the previous</text:span></text:p>
            <text:p text:style-name="P2"><text:span text:style-name="T4">1.5 pages shall be performed and, following that, the profile will be modified to include the deceleration.</text:span></text:p>
            <text:p text:style-name="P2"><text:span text:style-name="T4">The deceleration will, if necessary, include the final shaded bar in Graph 9, and this may be shifted left</text:span></text:p>
            <text:p text:style-name="P2"><text:span text:style-name="T4">to be elsewhere in the deceleration.</text:span></text:p>
            <text:p text:style-name="P2"><text:span text:style-name="T4"/></text:p>
            <text:p text:style-name="P2"><text:span text:style-name="T4">Here's a new idea... Part of the problem I'm having is how to deal with small distances where we don't</text:span></text:p>
            <text:p text:style-name="P2"><text:span text:style-name="T4">get very far into the acceleration profile. e.g. 10, 199, <text:s/>201, 301, 801, 1001 etc. (and, to some extent,</text:span></text:p>
            <text:p text:style-name="P2"><text:span text:style-name="T4">any distance less than a full acceleration/deceleration). <text:s/>These issues could be dealt with by having</text:span></text:p>
            <text:p text:style-name="P2"><text:span text:style-name="T4">AVR automatically convert such messages into the existing constant-speed movement provided by</text:span></text:p>
            <text:p text:style-name="P7"><text:span text:style-name="T4">MsTyp5_SING_MM, as the movement time is short anyway. <text:s/>That leaves only Graph 9 to solve.</text:span></text:p>
            <text:p text:style-name="P7"><text:span text:style-name="T4"/></text:p>
            <text:p text:style-name="P2"><text:span text:style-name="T4">if(!test1)</text:span></text:p>
            <text:p text:style-name="P2"><text:span text:style-name="T4"><text:s text:c="2"/></text:span><text:span text:style-name="T4">Convert to MsTyp5_SING_MM</text:span></text:p>
            <text:p text:style-name="P2"><text:span text:style-name="T4">else <text:s/>//we need at least one state2</text:span></text:p>
            <text:p text:style-name="P2"><text:span text:style-name="T4"/></text:p>
            <text:p text:style-name="P2"><text:span text:style-name="T4"/></text:p>
            <text:p text:style-name="P2"><text:span text:style-name="T4">Ah! but state2 isn't really a bar that has to be, say, 400 pixels long... it is simply the state where we </text:span></text:p>
            <text:p text:style-name="P2"><text:span text:style-name="T4">keep loading the TC with the current value (&amp; we can do this *any* number of times). <text:s/>This is really </text:span></text:p>
            <text:p text:style-name="P2"><text:span text:style-name="T4">helpful because all adjustments to the length of the profile can be done within this period.</text:span></text:p>
            <text:p text:style-name="P2"><text:span text:style-name="T4"/></text:p>
            <text:p text:style-name="P2"><text:span text:style-name="T4">OK, try again...</text:span></text:p>
            <text:p text:style-name="P2"><text:span text:style-name="T4">All FSMM</text:span><text:span text:style-name="T4"> distances shall be resolved as 1 or more state2 pulses preceded and succeeded by an</text:span></text:p>
            <text:p text:style-name="P2"><text:span text:style-name="T4">acceleration/deceleration profile of zero or more bars. The acceleration/deceleration bars are to be</text:span></text:p>
            <text:p text:style-name="P2"><text:span text:style-name="T4">symmetrical. <text:s/>The TC value to be used for state2 pulses shall be the same as final value used in the bar</text:span></text:p>
            <text:p text:style-name="P2"><text:span text:style-name="T4">that precedes it unless the distance is so small that no bars precedes it – in which case the value shall be</text:span></text:p>
            <text:p text:style-name="P2"><text:span text:style-name="T4">the final value that would be generated for AccProf[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M J</meta:initial-creator>
    <meta:creation-date>2009-09-16T03:22:14</meta:creation-date>
    <dc:creator>M J</dc:creator>
    <dc:date>2009-11-04T15:37:25</dc:date>
    <meta:editing-cycles>24</meta:editing-cycles>
    <meta:editing-duration>P1DT1H13M6S</meta:editing-duration>
    <meta:user-defined meta:name="Info 1"/>
    <meta:user-defined meta:name="Info 2"/>
    <meta:user-defined meta:name="Info 3"/>
    <meta:user-defined meta:name="Info 4"/>
    <meta:document-statistic meta:object-count="210"/>
  </office:meta>
</office:document-meta>
</file>